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fo:font-weight="bold" officeooo:rsid="001e070b" officeooo:paragraph-rsid="001e070b" style:font-weight-asian="bold" style:font-weight-complex="bold"/>
    </style:style>
    <style:style style:name="P8" style:family="paragraph" style:parent-style-name="Standard">
      <style:text-properties fo:font-weight="bold" officeooo:rsid="002532f4" officeooo:paragraph-rsid="002532f4" style:font-weight-asian="bold" style:font-weight-complex="bold"/>
    </style:style>
    <style:style style:name="P9" style:family="paragraph" style:parent-style-name="Standard">
      <style:text-properties fo:font-weight="bold" officeooo:rsid="0026c081" officeooo:paragraph-rsid="0026c081" style:font-weight-asian="bold" style:font-weight-complex="bold"/>
    </style:style>
    <style:style style:name="P10" style:family="paragraph" style:parent-style-name="Standard">
      <style:text-properties fo:font-weight="bold" officeooo:rsid="002c2667" officeooo:paragraph-rsid="002c2667" style:font-weight-asian="bold" style:font-weight-complex="bold"/>
    </style:style>
    <style:style style:name="P11" style:family="paragraph" style:parent-style-name="Standard">
      <style:text-properties officeooo:rsid="0021732a" officeooo:paragraph-rsid="0021732a"/>
    </style:style>
    <style:style style:name="P12" style:family="paragraph" style:parent-style-name="Standard">
      <style:text-properties officeooo:rsid="001d86d6" officeooo:paragraph-rsid="002532f4"/>
    </style:style>
    <style:style style:name="P13" style:family="paragraph" style:parent-style-name="Standard">
      <style:text-properties fo:font-weight="normal" officeooo:rsid="001d86d6" officeooo:paragraph-rsid="0026c081" style:font-weight-asian="normal" style:font-weight-complex="normal"/>
    </style:style>
    <style:style style:name="P14" style:family="paragraph" style:parent-style-name="Standard">
      <style:text-properties fo:font-weight="normal" officeooo:rsid="0026c081" officeooo:paragraph-rsid="0026c081" style:font-weight-asian="normal" style:font-weight-complex="normal"/>
    </style:style>
    <style:style style:name="P15" style:family="paragraph" style:parent-style-name="Standard">
      <style:text-properties fo:font-weight="normal" officeooo:rsid="00439317" officeooo:paragraph-rsid="00439317" style:font-weight-asian="normal" style:font-weight-complex="normal"/>
    </style:style>
    <style:style style:name="P16" style:family="paragraph" style:parent-style-name="Standard">
      <style:text-properties fo:font-weight="normal" officeooo:rsid="004a0df0" officeooo:paragraph-rsid="004a0df0" style:font-weight-asian="normal" style:font-weight-complex="normal"/>
    </style:style>
    <style:style style:name="P17" style:family="paragraph" style:parent-style-name="Standard">
      <style:text-properties officeooo:rsid="0029fff7" officeooo:paragraph-rsid="0029fff7"/>
    </style:style>
    <style:style style:name="P18" style:family="paragraph" style:parent-style-name="Standard">
      <style:text-properties officeooo:rsid="002b1605" officeooo:paragraph-rsid="002b1605"/>
    </style:style>
    <style:style style:name="P19" style:family="paragraph" style:parent-style-name="Standard">
      <style:text-properties officeooo:rsid="002c2667" officeooo:paragraph-rsid="002c2667"/>
    </style:style>
    <style:style style:name="P20" style:family="paragraph" style:parent-style-name="Standard">
      <style:text-properties officeooo:rsid="002ceee6" officeooo:paragraph-rsid="002ceee6"/>
    </style:style>
    <style:style style:name="P21" style:family="paragraph" style:parent-style-name="Standard">
      <style:text-properties fo:font-style="italic" officeooo:rsid="002ceee6" officeooo:paragraph-rsid="002ceee6" style:font-style-asian="italic" style:font-style-complex="italic"/>
    </style:style>
    <style:style style:name="P22" style:family="paragraph" style:parent-style-name="Standard">
      <style:text-properties fo:font-style="italic" officeooo:rsid="002d0971" officeooo:paragraph-rsid="002d0971" style:font-style-asian="italic" style:font-style-complex="italic"/>
    </style:style>
    <style:style style:name="P23" style:family="paragraph" style:parent-style-name="Standard">
      <style:text-properties fo:font-style="italic" officeooo:rsid="002e8c1e" officeooo:paragraph-rsid="002e8c1e" style:font-style-asian="italic" style:font-style-complex="italic"/>
    </style:style>
    <style:style style:name="P24" style:family="paragraph" style:parent-style-name="Standard">
      <style:text-properties fo:font-style="italic" officeooo:rsid="002f94ae" officeooo:paragraph-rsid="002f94ae" style:font-style-asian="italic" style:font-style-complex="italic"/>
    </style:style>
    <style:style style:name="P25" style:family="paragraph" style:parent-style-name="Standard">
      <style:text-properties fo:font-style="italic" officeooo:rsid="0036aa89" officeooo:paragraph-rsid="0036c051" style:font-style-asian="italic" style:font-style-complex="italic"/>
    </style:style>
    <style:style style:name="P26" style:family="paragraph" style:parent-style-name="Standard">
      <style:text-properties fo:font-style="italic" officeooo:rsid="003c512f" officeooo:paragraph-rsid="003c512f" style:font-style-asian="italic" style:font-style-complex="italic"/>
    </style:style>
    <style:style style:name="P27" style:family="paragraph" style:parent-style-name="Standard">
      <style:text-properties fo:font-style="italic" officeooo:rsid="0040b348" officeooo:paragraph-rsid="0040b348" style:font-style-asian="italic" style:font-style-complex="italic"/>
    </style:style>
    <style:style style:name="P28" style:family="paragraph" style:parent-style-name="Standard">
      <style:text-properties fo:font-style="italic" officeooo:rsid="0041cc81" officeooo:paragraph-rsid="0041cc81" style:font-style-asian="italic" style:font-style-complex="italic"/>
    </style:style>
    <style:style style:name="P29" style:family="paragraph" style:parent-style-name="Standard">
      <style:text-properties fo:font-style="italic" officeooo:rsid="00439317" officeooo:paragraph-rsid="00439317" style:font-style-asian="italic" style:font-style-complex="italic"/>
    </style:style>
    <style:style style:name="P30" style:family="paragraph" style:parent-style-name="Standard">
      <style:text-properties officeooo:rsid="002e8c1e" officeooo:paragraph-rsid="002e8c1e"/>
    </style:style>
    <style:style style:name="P31" style:family="paragraph" style:parent-style-name="Standard">
      <style:text-properties officeooo:rsid="002f0ff9" officeooo:paragraph-rsid="002f0ff9"/>
    </style:style>
    <style:style style:name="P32" style:family="paragraph" style:parent-style-name="Standard">
      <style:text-properties fo:font-style="normal" officeooo:rsid="0029fff7" officeooo:paragraph-rsid="0029fff7" style:font-style-asian="normal" style:font-style-complex="normal"/>
    </style:style>
    <style:style style:name="P33" style:family="paragraph" style:parent-style-name="Standard">
      <style:text-properties fo:font-style="normal" officeooo:rsid="002f94ae" officeooo:paragraph-rsid="002f94ae" style:font-style-asian="normal" style:font-style-complex="normal"/>
    </style:style>
    <style:style style:name="P34" style:family="paragraph" style:parent-style-name="Standard">
      <style:text-properties fo:font-style="normal" officeooo:rsid="0030c8ad" officeooo:paragraph-rsid="0030c8ad" style:font-style-asian="normal" style:font-style-complex="normal"/>
    </style:style>
    <style:style style:name="P35" style:family="paragraph" style:parent-style-name="Standard">
      <style:text-properties fo:font-style="normal" officeooo:rsid="0036c051" officeooo:paragraph-rsid="0036c051" style:font-style-asian="normal" style:font-style-complex="normal"/>
    </style:style>
    <style:style style:name="P36" style:family="paragraph" style:parent-style-name="Standard">
      <style:text-properties fo:font-style="normal" officeooo:rsid="00439317" officeooo:paragraph-rsid="00439317" style:font-style-asian="normal" style:font-style-complex="normal"/>
    </style:style>
    <style:style style:name="P37" style:family="paragraph" style:parent-style-name="Standard">
      <style:text-properties fo:font-style="normal" officeooo:rsid="0044a31a" officeooo:paragraph-rsid="0044a31a" style:font-style-asian="normal" style:font-style-complex="normal"/>
    </style:style>
    <style:style style:name="P38" style:family="paragraph" style:parent-style-name="Standard">
      <style:text-properties officeooo:rsid="002f94ae" officeooo:paragraph-rsid="002f94ae"/>
    </style:style>
    <style:style style:name="P39" style:family="paragraph" style:parent-style-name="Standard">
      <style:text-properties officeooo:rsid="00338021" officeooo:paragraph-rsid="00338021"/>
    </style:style>
    <style:style style:name="P40" style:family="paragraph" style:parent-style-name="Standard">
      <style:text-properties officeooo:rsid="0035da3a" officeooo:paragraph-rsid="0035da3a"/>
    </style:style>
    <style:style style:name="P41" style:family="paragraph" style:parent-style-name="Standard">
      <style:text-properties officeooo:rsid="0036aa89" officeooo:paragraph-rsid="0036aa89"/>
    </style:style>
    <style:style style:name="P42" style:family="paragraph" style:parent-style-name="Standard">
      <style:text-properties officeooo:rsid="003c512f" officeooo:paragraph-rsid="003c512f"/>
    </style:style>
    <style:style style:name="P43" style:family="paragraph" style:parent-style-name="Standard">
      <style:text-properties officeooo:rsid="003d3737" officeooo:paragraph-rsid="003d3737"/>
    </style:style>
    <style:style style:name="P44" style:family="paragraph" style:parent-style-name="Standard">
      <style:text-properties officeooo:rsid="0040b348" officeooo:paragraph-rsid="0040b348"/>
    </style:style>
    <style:style style:name="P45" style:family="paragraph" style:parent-style-name="Standard">
      <style:text-properties officeooo:rsid="0041cc81" officeooo:paragraph-rsid="0041cc81"/>
    </style:style>
    <style:style style:name="P46" style:family="paragraph" style:parent-style-name="Standard">
      <style:text-properties officeooo:rsid="00439317" officeooo:paragraph-rsid="00439317"/>
    </style:style>
    <style:style style:name="P47" style:family="paragraph" style:parent-style-name="Standard">
      <style:text-properties officeooo:rsid="004a0df0" officeooo:paragraph-rsid="004a0df0"/>
    </style:style>
    <style:style style:name="P48" style:family="paragraph" style:parent-style-name="Table_20_Contents">
      <style:paragraph-properties fo:text-align="center" style:justify-single-word="false"/>
      <style:text-properties officeooo:rsid="00338021" officeooo:paragraph-rsid="00338021"/>
    </style:style>
    <style:style style:name="P49" style:family="paragraph" style:parent-style-name="Table_20_Contents">
      <style:paragraph-properties fo:text-align="center" style:justify-single-word="false"/>
    </style:style>
    <style:style style:name="P50" style:family="paragraph" style:parent-style-name="Standard" style:list-style-name="L1">
      <style:text-properties officeooo:rsid="0021732a" officeooo:paragraph-rsid="0021732a"/>
    </style:style>
    <style:style style:name="P51" style:family="paragraph" style:parent-style-name="Standard" style:list-style-name="L1">
      <style:text-properties officeooo:rsid="0019e272" officeooo:paragraph-rsid="001c3330"/>
    </style:style>
    <style:style style:name="P52" style:family="paragraph" style:parent-style-name="Standard" style:list-style-name="L1">
      <style:text-properties officeooo:rsid="001c3330" officeooo:paragraph-rsid="001c3330"/>
    </style:style>
    <style:style style:name="P53" style:family="paragraph" style:parent-style-name="Standard" style:list-style-name="L1">
      <style:text-properties officeooo:rsid="001d86d6" officeooo:paragraph-rsid="001d86d6"/>
    </style:style>
    <style:style style:name="P54" style:family="paragraph" style:parent-style-name="Standard">
      <style:text-properties fo:font-style="italic" officeooo:rsid="00439317" officeooo:paragraph-rsid="0041cc81" style:font-style-asian="italic" style:font-style-complex="italic"/>
    </style:style>
    <style:style style:name="P55" style:family="paragraph" style:parent-style-name="Standard">
      <style:text-properties officeooo:rsid="002935ce" officeooo:paragraph-rsid="002935ce"/>
    </style:style>
    <style:style style:name="P56" style:family="paragraph" style:parent-style-name="Standard">
      <style:text-properties style:text-underline-style="solid" style:text-underline-width="auto" style:text-underline-color="font-color" officeooo:rsid="004cc9dd" officeooo:paragraph-rsid="004cc9dd"/>
    </style:style>
    <style:style style:name="P57" style:family="paragraph" style:parent-style-name="Standard">
      <style:text-properties style:text-underline-style="solid" style:text-underline-width="auto" style:text-underline-color="font-color" officeooo:rsid="004cc9dd" officeooo:paragraph-rsid="004eba6e"/>
    </style:style>
    <style:style style:name="P58" style:family="paragraph" style:parent-style-name="Standard">
      <style:text-properties style:text-underline-style="solid" style:text-underline-width="auto" style:text-underline-color="font-color" officeooo:rsid="004eba6e" officeooo:paragraph-rsid="004eba6e"/>
    </style:style>
    <style:style style:name="P59" style:family="paragraph" style:parent-style-name="Standard">
      <style:text-properties style:text-underline-style="solid" style:text-underline-width="auto" style:text-underline-color="font-color" officeooo:rsid="005404a8" officeooo:paragraph-rsid="005404a8"/>
    </style:style>
    <style:style style:name="P60" style:family="paragraph" style:parent-style-name="Standard">
      <style:text-properties officeooo:rsid="001e070b" officeooo:paragraph-rsid="002ceee6"/>
    </style:style>
    <style:style style:name="P61" style:family="paragraph" style:parent-style-name="Standard">
      <style:text-properties officeooo:rsid="001e070b" officeooo:paragraph-rsid="004eba6e"/>
    </style:style>
    <style:style style:name="P62" style:family="paragraph" style:parent-style-name="Standard">
      <style:text-properties officeooo:rsid="002b1605" officeooo:paragraph-rsid="002b1605"/>
    </style:style>
    <style:style style:name="P63" style:family="paragraph" style:parent-style-name="Standard">
      <style:text-properties officeooo:rsid="002c2667" officeooo:paragraph-rsid="004eba6e"/>
    </style:style>
    <style:style style:name="P64" style:family="paragraph" style:parent-style-name="Standard">
      <style:text-properties officeooo:rsid="002f94ae" officeooo:paragraph-rsid="002f94ae"/>
    </style:style>
    <style:style style:name="P65" style:family="paragraph" style:parent-style-name="Standard">
      <style:text-properties officeooo:rsid="0041cc81" officeooo:paragraph-rsid="0041cc81"/>
    </style:style>
    <style:style style:name="P66" style:family="paragraph" style:parent-style-name="Standard">
      <style:text-properties officeooo:rsid="0040b348" officeooo:paragraph-rsid="0040b348"/>
    </style:style>
    <style:style style:name="P67" style:family="paragraph" style:parent-style-name="Standard">
      <style:paragraph-properties fo:break-before="page"/>
      <style:text-properties officeooo:rsid="002b1605" officeooo:paragraph-rsid="002b1605"/>
    </style:style>
    <style:style style:name="P68" style:family="paragraph" style:parent-style-name="Table_20_Contents">
      <style:paragraph-properties fo:text-align="center" style:justify-single-word="false"/>
      <style:text-properties officeooo:rsid="004ca17f" officeooo:paragraph-rsid="004ca17f"/>
    </style:style>
    <style:style style:name="P69" style:family="paragraph" style:parent-style-name="Table_20_Contents">
      <style:paragraph-properties fo:text-align="center" style:justify-single-word="false"/>
      <style:text-properties officeooo:rsid="004ca17f" officeooo:paragraph-rsid="004eba6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72"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73"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74" style:family="paragraph" style:parent-style-name="Table_20_Contents">
      <style:paragraph-properties fo:text-align="center" style:justify-single-word="false"/>
      <style:text-properties fo:font-weight="bold" officeooo:rsid="005404a8" officeooo:paragraph-rsid="005404a8" style:font-weight-asian="bold" style:font-weight-complex="bold"/>
    </style:style>
    <style:style style:name="P75" style:family="paragraph" style:parent-style-name="Table_20_Contents">
      <style:paragraph-properties fo:text-align="center" style:justify-single-word="false"/>
      <style:text-properties officeooo:rsid="00508c82" officeooo:paragraph-rsid="00508c82"/>
    </style:style>
    <style:style style:name="P76" style:family="paragraph" style:parent-style-name="Table_20_Contents">
      <style:paragraph-properties fo:text-align="center" style:justify-single-word="false"/>
      <style:text-properties officeooo:rsid="005404a8" officeooo:paragraph-rsid="005404a8"/>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officeooo:rsid="001aa78f"/>
    </style:style>
    <style:style style:name="T11" style:family="text">
      <style:text-properties fo:font-style="normal" officeooo:rsid="0019e272" style:font-style-asian="normal" style:font-style-complex="normal"/>
    </style:style>
    <style:style style:name="T12" style:family="text">
      <style:text-properties fo:font-style="normal" officeooo:rsid="0036c051" style:font-style-asian="normal" style:font-style-complex="normal"/>
    </style:style>
    <style:style style:name="T13" style:family="text">
      <style:text-properties fo:font-style="normal" officeooo:rsid="00388d86" style:font-style-asian="normal" style:font-style-complex="normal"/>
    </style:style>
    <style:style style:name="T14" style:family="text">
      <style:text-properties officeooo:rsid="001d86d6"/>
    </style:style>
    <style:style style:name="T15" style:family="text">
      <style:text-properties officeooo:rsid="001fddb4"/>
    </style:style>
    <style:style style:name="T16" style:family="text">
      <style:text-properties officeooo:rsid="00208f79"/>
    </style:style>
    <style:style style:name="T17" style:family="text">
      <style:text-properties officeooo:rsid="0021732a"/>
    </style:style>
    <style:style style:name="T18" style:family="text">
      <style:text-properties officeooo:rsid="0021ee93"/>
    </style:style>
    <style:style style:name="T19" style:family="text">
      <style:text-properties officeooo:rsid="002532f4"/>
    </style:style>
    <style:style style:name="T20" style:family="text">
      <style:text-properties officeooo:rsid="002b1605"/>
    </style:style>
    <style:style style:name="T21" style:family="text">
      <style:text-properties officeooo:rsid="002ceee6"/>
    </style:style>
    <style:style style:name="T22" style:family="text">
      <style:text-properties officeooo:rsid="002d0971"/>
    </style:style>
    <style:style style:name="T23" style:family="text">
      <style:text-properties officeooo:rsid="002f0ff9"/>
    </style:style>
    <style:style style:name="T24" style:family="text">
      <style:text-properties officeooo:rsid="002f94ae"/>
    </style:style>
    <style:style style:name="T25" style:family="text">
      <style:text-properties officeooo:rsid="0030c8ad"/>
    </style:style>
    <style:style style:name="T26" style:family="text">
      <style:text-properties officeooo:rsid="00338021"/>
    </style:style>
    <style:style style:name="T27" style:family="text">
      <style:text-properties officeooo:rsid="0033e57a"/>
    </style:style>
    <style:style style:name="T28" style:family="text">
      <style:text-properties officeooo:rsid="0036aa89"/>
    </style:style>
    <style:style style:name="T29" style:family="text">
      <style:text-properties officeooo:rsid="0036c051"/>
    </style:style>
    <style:style style:name="T30" style:family="text">
      <style:text-properties officeooo:rsid="00388d86"/>
    </style:style>
    <style:style style:name="T31" style:family="text">
      <style:text-properties officeooo:rsid="003d3737"/>
    </style:style>
    <style:style style:name="T32" style:family="text">
      <style:text-properties officeooo:rsid="003ec0b5"/>
    </style:style>
    <style:style style:name="T33" style:family="text">
      <style:text-properties officeooo:rsid="0041cc81"/>
    </style:style>
    <style:style style:name="T34" style:family="text">
      <style:text-properties officeooo:rsid="00429c5a"/>
    </style:style>
    <style:style style:name="T35" style:family="text">
      <style:text-properties officeooo:rsid="00467095"/>
    </style:style>
    <style:style style:name="T36" style:family="text">
      <style:text-properties officeooo:rsid="004a0df0"/>
    </style:style>
    <style:style style:name="T37" style:family="text">
      <style:text-properties officeooo:rsid="004ae310"/>
    </style:style>
    <style:style style:name="T38" style:family="text">
      <style:text-properties officeooo:rsid="004eba6e"/>
    </style:style>
    <style:style style:name="T39" style:family="text">
      <style:text-properties officeooo:rsid="00508c8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text:p>
      <text:p text:style-name="P1"/>
      <text:p text:style-name="P1">Some models are inherently interpretable. An example of this is a linear model, like the one below:</text:p>
      <text:p text:style-name="P1"/>
      <text:p text:style-name="P11">[Model]</text:p>
      <text:p text:style-name="P1"/>
      <text:p text:style-name="P1">Or, in ordinary language:</text:p>
      <text:p text:style-name="P1"/>
      <text:p text:style-name="P11">[Explanation <text:span text:style-name="T36">of model</text:span>]</text:p>
      <text:p text:style-name="P1"/>
      <text:p text:style-name="P1">You can see what each term is doing to the overall prediction, and (conditional on being familiar with the quantities in question) roughly how important each of them are.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text:span> looks like this:</text:p>
      <text:p text:style-name="P1"/>
      <text:p text:style-name="P11">[Picture of 5 XGB trees <text:span text:style-name="T30">with treedepth 3</text:span>]</text:p>
      <text:p text:style-name="P1"/>
      <text:p text:style-name="P1">. . . and so on for 9<text:span text:style-name="T2">5</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The main cause of uninterpretability here is <text:span text:style-name="T28">interaction. If the decision trees that comprise this model were of depth 1 (‘decision stumps’), then no matter how many of them there were, you could sum up the effect of each variable with a graph like this:</text:span></text:p>
      <text:p text:style-name="P2"/>
      <text:p text:style-name="P11">[PDP graph]</text:p>
      <text:p text:style-name="P2"/>
      <text:p text:style-name="P4">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18">However</text:span>, in a complex system, effects of variables are <text:span text:style-name="T10">modified </text:span>by <text:span text:style-name="T10">other variables. While we should regard an algorithm that says “I’ve found a three-way interaction in this dataset, please use it to help inform your decisions” with some fraction of the skepticism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11">other </text:span><text:span text:style-name="T2">than interaction cause high-treedepth models to outperform, and shows how they can be addressed without increasing treedepth.</text:span></text:p>
      <text:p text:style-name="P3"/>
      <text:p text:style-name="P5">I do this to support the following implications:</text:p>
      <text:list xml:id="list4015009176488823159" text:style-name="L1">
        <text:list-item>
          <text:p text:style-name="P50">These problems are present in at least some real-world tree-based models, and are at least somewhat responsible for at least some of the performance gap between high- and low-treedepth models.</text:p>
        </text:list-item>
        <text:list-item>
          <text:p text:style-name="P51"><text:soft-page-break/>For a given dataset, the gap between the performance of conventional tree-based models and the best inherently interpretable model may be smaller than you think.</text:p>
        </text:list-item>
        <text:list-item>
          <text:p text:style-name="P52"><text:span text:style-name="T14">For a given dataset, t</text:span>he maximum treedepth required for optimum performance <text:span text:style-name="T15">by a tree-based model</text:span> <text:span text:style-name="T14">may be</text:span> lower than you think.</text:p>
        </text:list-item>
        <text:list-item>
          <text:p text:style-name="P53">At least a few real-world models which appear to <text:span text:style-name="T17">benefit from</text:span> treedepth&gt;1 can probably have their performance matched by inherently interpretable models once these problems are addressed.</text:p>
        </text:list-item>
      </text:list>
      <text:p text:style-name="P13"/>
      <text:p text:style-name="P6">So, what <text:span text:style-name="T15">non-interaction reasons might a tree-based model have for high treedepth?</text:span></text:p>
      <text:p text:style-name="P2"/>
      <text:p text:style-name="P7"><text:span text:style-name="T16">H</text:span>igh treedepth <text:span text:style-name="T16">can</text:span> <text:span text:style-name="T19">compensate for insufficient learning</text:span></text:p>
      <text:p text:style-name="P6"/>
      <text:p text:style-name="P55">Scenario <text:span text:style-name="T23">One</text:span>: <text:span text:style-name="T23">Generate [TODO: hyperlink] a dataset by flipping ten (virtual) coins a thousand times apiece. The explanatory variables are the results of the ten coin filps; the response variable is the number of heads in each set of ten flips, plus some Gaussian random noise. Then model it [TODO: hyperlink], using XGBoost with varying treedepths. Note that, despite no interactions between variables, and despite the form of this process being ideal for unity-linked Gaussian modelling, higher-treedepth models consistently get better MAE and RMSE scores when tested on identically-generated outsamples.</text:span></text:p>
      <text:p text:style-name="P55"/>
      <text:p text:style-name="P56">Table 1<text:span text:style-name="T38">a</text:span>: Example <text:span text:style-name="T38">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71">Scenario</text:p>
          </table:table-cell>
          <table:table-cell table:style-name="Table2.A1" office:value-type="string">
            <text:p text:style-name="P71">Mean Average Error</text:p>
          </table:table-cell>
          <table:table-cell table:style-name="Table2.C1" office:value-type="string">
            <text:p text:style-name="P71">Root Mean Square Error</text:p>
          </table:table-cell>
        </table:table-row>
        <table:table-row>
          <table:table-cell table:style-name="Table2.A2" office:value-type="string">
            <text:p text:style-name="P68"><text:span text:style-name="T38">max_</text:span>depth = 1</text:p>
          </table:table-cell>
          <table:table-cell table:style-name="Table2.A2" office:value-type="string">
            <text:p text:style-name="P68">1.617</text:p>
          </table:table-cell>
          <table:table-cell table:style-name="Table2.C2" office:value-type="string">
            <text:p text:style-name="P68">2.016</text:p>
          </table:table-cell>
        </table:table-row>
        <table:table-row>
          <table:table-cell table:style-name="Table2.A2" office:value-type="string">
            <text:p text:style-name="P68"><text:span text:style-name="T38">max_</text:span>depth = 2</text:p>
          </table:table-cell>
          <table:table-cell table:style-name="Table2.A2" office:value-type="string">
            <text:p text:style-name="P68">1.524</text:p>
          </table:table-cell>
          <table:table-cell table:style-name="Table2.C2" office:value-type="string">
            <text:p text:style-name="P68">1.888</text:p>
          </table:table-cell>
        </table:table-row>
        <table:table-row>
          <table:table-cell table:style-name="Table2.A2" office:value-type="string">
            <text:p text:style-name="P68"><text:span text:style-name="T38">max_</text:span>depth = 3</text:p>
          </table:table-cell>
          <table:table-cell table:style-name="Table2.A2" office:value-type="string">
            <text:p text:style-name="P68">1.482</text:p>
          </table:table-cell>
          <table:table-cell table:style-name="Table2.C2" office:value-type="string">
            <text:p text:style-name="P68">1.825</text:p>
          </table:table-cell>
        </table:table-row>
      </table:table>
      <text:p text:style-name="P60"/>
      <text:p text:style-name="P32"><text:span text:style-name="T3">Oh, come </text:span><text:span text:style-name="T7">on</text:span><text:span text:style-name="T6">!</text:span><text:span text:style-name="T3">, </text:span>you may reasonably <text:span text:style-name="T25">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17"/>
      <text:p text:style-name="P19">Terribly sorry, dear Reader. Here <text:span text:style-name="T21">[TODO: hyperlink]</text:span> <text:span text:style-name="T21">is a version of the modelling code which addresses that particular concern; you will notice that the results displays the same effect.</text:span></text:p>
      <text:p text:style-name="P19"/>
      <text:p text:style-name="P57">Table 1<text:span text:style-name="T38">b</text:span>: Example <text:span text:style-name="T38">results</text:span> from Scenario 1, <text:span text:style-name="T38">with 100 trees this time</text:span></text:p>
      <text:p text:style-name="P61"/>
      <table:table table:name="Table3" table:style-name="Table3">
        <table:table-column table:style-name="Table3.A"/>
        <table:table-column table:style-name="Table3.B"/>
        <table:table-column table:style-name="Table3.C"/>
        <table:table-row>
          <table:table-cell table:style-name="Table3.A1" office:value-type="string">
            <text:p text:style-name="P72">Scenario</text:p>
          </table:table-cell>
          <table:table-cell table:style-name="Table3.A1" office:value-type="string">
            <text:p text:style-name="P72">Mean Average Error</text:p>
          </table:table-cell>
          <table:table-cell table:style-name="Table3.C1" office:value-type="string">
            <text:p text:style-name="P72">Root Mean Square Error</text:p>
          </table:table-cell>
        </table:table-row>
        <table:table-row>
          <table:table-cell table:style-name="Table3.A2" office:value-type="string">
            <text:p text:style-name="P68"><text:span text:style-name="T38">max_</text:span>depth = 1</text:p>
          </table:table-cell>
          <table:table-cell table:style-name="Table3.A2" office:value-type="string">
            <text:p text:style-name="P69">1.617</text:p>
          </table:table-cell>
          <table:table-cell table:style-name="Table3.C2" office:value-type="string">
            <text:p text:style-name="P69">2.016</text:p>
          </table:table-cell>
        </table:table-row>
        <table:table-row>
          <table:table-cell table:style-name="Table3.A2" office:value-type="string">
            <text:p text:style-name="P68"><text:span text:style-name="T38">max_</text:span>depth = 2</text:p>
          </table:table-cell>
          <table:table-cell table:style-name="Table3.A2" office:value-type="string">
            <text:p text:style-name="P69">1.524</text:p>
          </table:table-cell>
          <table:table-cell table:style-name="Table3.C2" office:value-type="string">
            <text:p text:style-name="P69">1.888</text:p>
          </table:table-cell>
        </table:table-row>
        <table:table-row>
          <table:table-cell table:style-name="Table3.A2" office:value-type="string">
            <text:p text:style-name="P68"><text:span text:style-name="T38">max_</text:span>depth = 3</text:p>
          </table:table-cell>
          <table:table-cell table:style-name="Table3.A2" office:value-type="string">
            <text:p text:style-name="P69">1.482</text:p>
          </table:table-cell>
          <table:table-cell table:style-name="Table3.C2" office:value-type="string">
            <text:p text:style-name="P69">1.825</text:p>
          </table:table-cell>
        </table:table-row>
      </table:table>
      <text:p text:style-name="P63"/>
      <text:p text:style-name="P21">No shit it displays the same effect! You set the learning rate to 0.01, and only gave it 100 trees!</text:p>
      <text:p text:style-name="P6"/>
      <text:p text:style-name="P20">And why is that a problem?</text:p>
      <text:p text:style-name="P20"/>
      <text:p text:style-name="P21">Because you-</text:p>
      <text:p text:style-name="P6"/>
      <text:p text:style-name="P20"><text:soft-page-break/>Because <text:span text:style-name="T22">the total amount of learning – that is, the quantity which makes a model underfit when too low and overfit when too high – has an arbitrarily complex but monotonically increasing relationship with treedepth, treecount, and learning rate? And because, when the other hyperparameters are too low, increasing treedepth will make the model better because it moves it away from being underfit, even if there are no interactions to model?</text:span></text:p>
      <text:p text:style-name="P20"/>
      <text:p text:style-name="P22">Don’t interrup<text:span text:style-name="T23">t</text:span>! But yeah, that’s pretty much it.</text:p>
      <text:p text:style-name="P6"/>
      <text:p text:style-name="P30">Well, for what it’s worth, you’re right: <text:span text:style-name="T39">if you get the amount of learning correct, modelling complexity that isn’t there will only make things worse</text:span>. But the <text:span text:style-name="T25">exact reasoning</text:span> is important.</text:p>
      <text:p text:style-name="P30"/>
      <text:p text:style-name="P23">How? <text:span text:style-name="T23">All I’ve learned from this is to not blatantly undertrain a model.</text:span></text:p>
      <text:p text:style-name="P6"/>
      <text:p text:style-name="P31">You’ve also learned not to subtly undertrain a model. For example, if you tried to find the best treedepth for a model by varying only treedepth, you’d get the “what’s the best treedepth?” question mixed up with the “what’s the best amount of learning?” question. In order to actually find the best treedepth, you’d need to <text:span text:style-name="T24">gridsearch [TODO: hyperlink] by </text:span>vary<text:span text:style-name="T24">ing</text:span> it <text:span text:style-name="T24">and at least one of the other hyperparameters simultaneously, and comparing the best value for each treedepth.</text:span></text:p>
      <text:p text:style-name="P31"/>
      <text:p text:style-name="P58">Table 1c: values of MAE for different values of treedepth and learning rate</text:p>
      <text:p text:style-name="P3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
          </table:table-cell>
          <table:table-cell table:style-name="Table4.A1" office:value-type="string">
            <text:p text:style-name="P75">max_depth = 1</text:p>
          </table:table-cell>
          <table:table-cell table:style-name="Table4.A1" office:value-type="string">
            <text:p text:style-name="P75">max_depth = 2</text:p>
          </table:table-cell>
          <table:table-cell table:style-name="Table4.D1" office:value-type="string">
            <text:p text:style-name="P75">max_depth = 3</text:p>
          </table:table-cell>
        </table:table-row>
        <table:table-row>
          <table:table-cell table:style-name="Table4.A2" office:value-type="string">
            <text:p text:style-name="P75">learning_rate = 0.05</text:p>
          </table:table-cell>
          <table:table-cell table:style-name="Table4.A2" office:value-type="string">
            <text:p text:style-name="P75">1.0948</text:p>
          </table:table-cell>
          <table:table-cell table:style-name="Table4.A2" office:value-type="string">
            <text:p text:style-name="P75">0.9323</text:p>
          </table:table-cell>
          <table:table-cell table:style-name="Table4.D2" office:value-type="string">
            <text:p text:style-name="P75">0.8541</text:p>
          </table:table-cell>
        </table:table-row>
        <table:table-row>
          <table:table-cell table:style-name="Table4.A2" office:value-type="string">
            <text:p text:style-name="P75">learning_rate = 0.1</text:p>
          </table:table-cell>
          <table:table-cell table:style-name="Table4.A2" office:value-type="string">
            <text:p text:style-name="P75">0.9053</text:p>
          </table:table-cell>
          <table:table-cell table:style-name="Table4.A2" office:value-type="string">
            <text:p text:style-name="P75">0.8289</text:p>
          </table:table-cell>
          <table:table-cell table:style-name="Table4.D2" office:value-type="string">
            <text:p text:style-name="P73">0.8164</text:p>
          </table:table-cell>
        </table:table-row>
        <table:table-row>
          <table:table-cell table:style-name="Table4.A2" office:value-type="string">
            <text:p text:style-name="P75">learning_rate = 0.2</text:p>
          </table:table-cell>
          <table:table-cell table:style-name="Table4.A2" office:value-type="string">
            <text:p text:style-name="P75">0.7994</text:p>
          </table:table-cell>
          <table:table-cell table:style-name="Table4.A2" office:value-type="string">
            <text:p text:style-name="P75">0.8124</text:p>
          </table:table-cell>
          <table:table-cell table:style-name="Table4.D2" office:value-type="string">
            <text:p text:style-name="P75">0.8166</text:p>
          </table:table-cell>
        </table:table-row>
        <table:table-row>
          <table:table-cell table:style-name="Table4.A2" office:value-type="string">
            <text:p text:style-name="P75">learning_rate = 0.3</text:p>
          </table:table-cell>
          <table:table-cell table:style-name="Table4.A2" office:value-type="string">
            <text:p text:style-name="P75">0.789</text:p>
          </table:table-cell>
          <table:table-cell table:style-name="Table4.A2" office:value-type="string">
            <text:p text:style-name="P73">0.8099</text:p>
          </table:table-cell>
          <table:table-cell table:style-name="Table4.D2" office:value-type="string">
            <text:p text:style-name="P75">0.8255</text:p>
          </table:table-cell>
        </table:table-row>
        <table:table-row>
          <table:table-cell table:style-name="Table4.A2" office:value-type="string">
            <text:p text:style-name="P75">learning_rate = 0.4</text:p>
          </table:table-cell>
          <table:table-cell table:style-name="Table4.A2" office:value-type="string">
            <text:p text:style-name="P73">0.7883</text:p>
          </table:table-cell>
          <table:table-cell table:style-name="Table4.A2" office:value-type="string">
            <text:p text:style-name="P75">0.813</text:p>
          </table:table-cell>
          <table:table-cell table:style-name="Table4.D2" office:value-type="string">
            <text:p text:style-name="P75">0.825</text:p>
          </table:table-cell>
        </table:table-row>
        <table:table-row>
          <table:table-cell table:style-name="Table4.A2" office:value-type="string">
            <text:p text:style-name="P75">learning_rate = 0.5</text:p>
          </table:table-cell>
          <table:table-cell table:style-name="Table4.A2" office:value-type="string">
            <text:p text:style-name="P75">0.7884</text:p>
          </table:table-cell>
          <table:table-cell table:style-name="Table4.A2" office:value-type="string">
            <text:p text:style-name="P75">0.811</text:p>
          </table:table-cell>
          <table:table-cell table:style-name="Table4.D2" office:value-type="string">
            <text:p text:style-name="P75">0.836</text:p>
          </table:table-cell>
        </table:table-row>
        <table:table-row>
          <table:table-cell table:style-name="Table4.A2" office:value-type="string">
            <text:p text:style-name="P75">Best</text:p>
          </table:table-cell>
          <table:table-cell table:style-name="Table4.A2" office:value-type="string">
            <text:p text:style-name="P73">0.7883</text:p>
          </table:table-cell>
          <table:table-cell table:style-name="Table4.A2" office:value-type="string">
            <text:p text:style-name="P73">0.8099</text:p>
          </table:table-cell>
          <table:table-cell table:style-name="Table4.D2" office:value-type="string">
            <text:p text:style-name="P73">0.8164</text:p>
          </table:table-cell>
        </table:table-row>
      </table:table>
      <text:p text:style-name="P38"/>
      <text:p text:style-name="P38">And even that wouldn’t be good enough if you picked the wrong <text:span text:style-name="T25">range(s)</text:span> for the other hyperparameter<text:span text:style-name="T25">(s)</text:span> . . .</text:p>
      <text:p text:style-name="P38"/>
      <text:p text:style-name="P24">You know <text:span text:style-name="T25">everything you said works backwards, right? All your reasoning about how subtle undertraining can cause too-high treedepth counts as reasoning for why subtle overtraining can cause too-low treedepth.</text:span></text:p>
      <text:p text:style-name="P33"/>
      <text:p text:style-name="P34">That’s true. But this post is about ways people can end up with artificially high treedepth, and it’d be remiss of me to mention this <text:span text:style-name="T26">even when the reverse can be true.</text:span></text:p>
      <text:p text:style-name="P6"/>
      <text:p text:style-name="P7">High treedepth can compensate for <text:span text:style-name="T16">incorrect</text:span> linkages</text:p>
      <text:p text:style-name="P6"/>
      <text:p text:style-name="P18">Scenario <text:span text:style-name="T24">T</text:span>wo: <text:span text:style-name="T25">You are using the colour and size of gemstones to predict their price. The pattern you are attempting to model is shown in the table below.</text:span></text:p>
      <text:p text:style-name="P18"/>
      <text:p text:style-name="P18"/>
      <text:p text:style-name="P67"/>
      <text:p text:style-name="P58">Table 2: Hypothetical gemstone setup</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49"/>
          </table:table-cell>
          <table:table-cell table:style-name="Table1.A1" office:value-type="string">
            <text:p text:style-name="P48">Size = Small</text:p>
          </table:table-cell>
          <table:table-cell table:style-name="Table1.C1" office:value-type="string">
            <text:p text:style-name="P48">Size = Big</text:p>
          </table:table-cell>
        </table:table-row>
        <table:table-row>
          <table:table-cell table:style-name="Table1.A2" office:value-type="string">
            <text:p text:style-name="P48">Colour = Red</text:p>
          </table:table-cell>
          <table:table-cell table:style-name="Table1.A2" office:value-type="string">
            <text:p text:style-name="P48">$100</text:p>
          </table:table-cell>
          <table:table-cell table:style-name="Table1.C2" office:value-type="string">
            <text:p text:style-name="P48">$300</text:p>
          </table:table-cell>
        </table:table-row>
        <table:table-row>
          <table:table-cell table:style-name="Table1.A2" office:value-type="string">
            <text:p text:style-name="P48">Colour = Blue</text:p>
          </table:table-cell>
          <table:table-cell table:style-name="Table1.A2" office:value-type="string">
            <text:p text:style-name="P48">$200</text:p>
          </table:table-cell>
          <table:table-cell table:style-name="Table1.C2" office:value-type="string">
            <text:p text:style-name="P48">$600</text:p>
          </table:table-cell>
        </table:table-row>
      </table:table>
      <text:p text:style-name="P18"/>
      <text:p text:style-name="P39">If you fit an additive <text:span text:style-name="T27">model</text:span> – or, <text:span text:style-name="T27">to use the proper terminology, a “unity-linked” model – you would need treedepth of two or more to fully model price. Start with $100, add $100 for blueness, add $200 for bigness, and add a further $200 for the interaction of blueness and bigness.</text:span></text:p>
      <text:p text:style-name="P18"/>
      <text:p text:style-name="P40">But the effects in this situation aren’t additive. If you fit a multiplicative – or “log-linked” – model, you would <text:span text:style-name="T28">only need treedepth of 1: blueness multiplies price by 2, bigness multiplies price by 3, and that explains the entire table.</text:span></text:p>
      <text:p text:style-name="P40"/>
      <text:p text:style-name="P25"><text:span text:style-name="T30">That’s a cute solution to a toy problem. But w</text:span>hen dealing with the kind of data people hire people to deal with – as opposed to the kind of data <text:span text:style-name="T29">you can just use physical or mathematical laws to predict – behaviour will be complex enough that effects from a given feature will be additive AND multiplicative AND probably some other stuff. Where does that leave you?</text:span></text:p>
      <text:p text:style-name="P35"/>
      <text:p text:style-name="P25"><text:span text:style-name="T12">It guarantees that a model with a </text:span><text:span text:style-name="T13">conventional</text:span><text:span text:style-name="T12"> approach to linkage will never be perfect. But we can minimise the impact of this phenomenon – and hence the treedepth required – by </text:span><text:span text:style-name="T13">using</text:span><text:span text:style-name="T12"> the least incorrect linkage.</text:span></text:p>
      <text:p text:style-name="P6"/>
      <text:p text:style-name="P7">High treedepth can compensate for <text:span text:style-name="T16">multiple populations</text:span></text:p>
      <text:p text:style-name="P6"/>
      <text:p text:style-name="P41">Scenario Three: <text:span text:style-name="T30">You’re back flipping coins; this time [TODO: hyperlink], thirteen per row. The first determines whether it’s an A-row or a B-row: don’t keep that one as an explanatory variable, but keep the others. Your value for the response variable y starts at 1. A heads on flips 2-4 doubles the value of y for the row; a heads on flips 5-7 doubles the value of y for an A-row but halves it for a B-row; a heads on flips 8-10 halves it for an A-row but doubles it for a B-row; and a heads on flips 11-13 halves it for any row. Once the halvings and doublings are all applied, y is replaced with the output of a Poisson random number generator with lambda=y.</text:span></text:p>
      <text:p text:style-name="P6"/>
      <text:p text:style-name="P26">That sounds complex and arbitrary. <text:span text:style-name="T31">In what real-world contexts could you get a dataset like that</text:span>?</text:p>
      <text:p text:style-name="P6"/>
      <text:p text:style-name="P42">Let’s say you work for a <text:span text:style-name="T31">zoo </text:span>and you’re analyzing staff injuries caused by the exotic felines: each row represents a lion or a tiger. You have three binary variables which – when true – raise the chance of injuries from both lions and tigers; you have three more which raise it for lions but lower it for tigers; three more which raise it for tigers but lower it for lions; and three which would lower it for both <text:span text:style-name="T32">(you, of course, know none of this: you just have an inkling that the data you have might translate to injuries differently in the context of a different species)</text:span>. You also have a count of <text:span text:style-name="T31">injuries caused by each animal. But what you don’t have is any information that tells you which animal is a lion or a tiger; the owner just marked them all as “BIG CATS”. Using this data, you have to predict the number of injuries that would be caused by incoming BIG CATS.</text:span></text:p>
      <text:p text:style-name="P42"/>
      <text:p text:style-name="P42">Or, less fancifully, let’s say <text:span text:style-name="T31">you work in insurance and you’re trying to model the number of claims future customers will make. You know a priori that some customers in the dataset you’re modelling from are Despicable Frauds, and some are Honest Citizens; but it’s impossible, or at the very least prohibitively difficult, to tell them apart based only on the data you have. Some of your explanatory variables – when true – raise the average number of claims made by both Frauds and Citizens, some </text:span><text:soft-page-break/><text:span text:style-name="T31">lower it for both, and some raise it for one subpopulation but lower it for the other. Using this data, you have to build a model that uses the same explanatory variables to predict the number of claims that will be made by new customers.</text:span></text:p>
      <text:p text:style-name="P42"/>
      <text:p text:style-name="P43">Or let’s say you’re <text:span text:style-name="T32">modelling the height of crabs in millimetres. Some are male and some are female, but you don’t know which are which. Some of your observational data would suggest the same change in height regardless of sex, and some would suggest an increase in height for one sex but a decrease for the other. Using this data, you have to discover how observational data will predict the height of unseen crabs.</text:span></text:p>
      <text:p text:style-name="P43"/>
      <text:p text:style-name="P44">Basically: any situation where there are multiple subpopulations in the dataset you’re analyzing, but you don’t necessarily know which row belongs to which subpopulation, is a situation which will be somewhat isomorphic to this.</text:p>
      <text:p text:style-name="P44"/>
      <text:p text:style-name="P27">So, in other words, any situation where the datapoints being modelled can’t be approximated as homogenous.</text:p>
      <text:p text:style-name="P6"/>
      <text:p text:style-name="P44">Pretty much. And I think that’s <text:span text:style-name="T33">always going to be a possibility</text:span> when the rows represent humans; at <text:span text:style-name="T33">time of writing</text:span>, there <text:span text:style-name="T33">a</text:span>re <text:span text:style-name="T33">around</text:span> 7.7 billion types of pe<text:span text:style-name="T33">rson</text:span>.</text:p>
      <text:p text:style-name="P44"/>
      <text:p text:style-name="P44">Anyway, we generate this dataset, use identical parameters to generate another as a test set, <text:span text:style-name="T33">and train tree-based models [TODO: hyperlink] (with appropriate linkage and error distribution) on the former to test on the latter. Despite no interactions in the data generation process, we consistently get results where treedepth=3 does better than treedepth=1:</text:span></text:p>
      <text:p text:style-name="P44"/>
      <text:p text:style-name="P59">Table 3a: Example results</text:p>
      <text:p text:style-name="P44"/>
      <table:table table:name="Table5" table:style-name="Table5">
        <table:table-column table:style-name="Table5.A"/>
        <table:table-column table:style-name="Table5.B"/>
        <table:table-column table:style-name="Table5.C"/>
        <table:table-row>
          <table:table-cell table:style-name="Table5.A1" office:value-type="string">
            <text:p text:style-name="P49"/>
          </table:table-cell>
          <table:table-cell table:style-name="Table5.A1" office:value-type="string">
            <text:p text:style-name="P74">MAE</text:p>
          </table:table-cell>
          <table:table-cell table:style-name="Table5.C1" office:value-type="string">
            <text:p text:style-name="P74">RMSE</text:p>
          </table:table-cell>
        </table:table-row>
        <table:table-row>
          <table:table-cell table:style-name="Table5.A2" office:value-type="string">
            <text:p text:style-name="P76">max_depth = 1, 100 trees</text:p>
          </table:table-cell>
          <table:table-cell table:style-name="Table5.A2" office:value-type="string">
            <text:p text:style-name="P76">128.08</text:p>
          </table:table-cell>
          <table:table-cell table:style-name="Table5.C2" office:value-type="string">
            <text:p text:style-name="P76">222.27</text:p>
          </table:table-cell>
        </table:table-row>
        <table:table-row>
          <table:table-cell table:style-name="Table5.A2" office:value-type="string">
            <text:p text:style-name="P76">max_depth = 1, 200 trees</text:p>
          </table:table-cell>
          <table:table-cell table:style-name="Table5.A2" office:value-type="string">
            <text:p text:style-name="P76">128.17</text:p>
          </table:table-cell>
          <table:table-cell table:style-name="Table5.C2" office:value-type="string">
            <text:p text:style-name="P76">222.82</text:p>
          </table:table-cell>
        </table:table-row>
        <table:table-row>
          <table:table-cell table:style-name="Table5.A2" office:value-type="string">
            <text:p text:style-name="P76">max_depth = 2, 100 trees</text:p>
          </table:table-cell>
          <table:table-cell table:style-name="Table5.A2" office:value-type="string">
            <text:p text:style-name="P76">127.75</text:p>
          </table:table-cell>
          <table:table-cell table:style-name="Table5.C2" office:value-type="string">
            <text:p text:style-name="P76">222.87</text:p>
          </table:table-cell>
        </table:table-row>
        <table:table-row>
          <table:table-cell table:style-name="Table5.A2" office:value-type="string">
            <text:p text:style-name="P76">max_depth = 3, 100 trees</text:p>
          </table:table-cell>
          <table:table-cell table:style-name="Table5.A2" office:value-type="string">
            <text:p text:style-name="P76">122.08</text:p>
          </table:table-cell>
          <table:table-cell table:style-name="Table5.C2" office:value-type="string">
            <text:p text:style-name="P76">222.12</text:p>
          </table:table-cell>
        </table:table-row>
      </table:table>
      <text:p text:style-name="P45"/>
      <text:p text:style-name="P28">Shouldn’t you be gridsearching if you want to find the best treedepth? Didn’t you make that pretty clear two sections ago?</text:p>
      <text:p text:style-name="P45"/>
      <text:p text:style-name="P45">In a situation like this, doubling the treecount and getting similar results is sufficient to prove that improvement caused by increased treedepth isn’t just compensati<text:span text:style-name="T34">on</text:span> for underfit.</text:p>
      <text:p text:style-name="P45"/>
      <text:p text:style-name="P45"><text:span text:style-name="T3">Sounds sketchy, but that’s just the most obvious problem with what you’re showing me. </text:span><text:span text:style-name="T8">More importantly, how can you say there are no interactions? The effects of flips </text:span><text:span text:style-name="T9">5-10 are completely different depending on the value of flip 1!</text:span></text:p>
      <text:p text:style-name="P54"/>
      <text:p text:style-name="P36">Yes, but there are no coded-in interactions between features provided to the modeller.</text:p>
      <text:p text:style-name="P36"/>
      <text:p text:style-name="P29">Semantics! If there weren’t de facto interactions between the explanatory features, high-treedepth models wouldn’t outperform low ones.</text:p>
      <text:p text:style-name="P36"/>
      <text:p text:style-name="P37"><text:soft-page-break/>That’s the point I’m making. <text:span text:style-name="T35">Like in the previous section, the behaviour can be analyzed on its own terms [TODO: build a mixture-modeller, apply it, and then link to it], and therefore be presented much more simply. This is called a “mixture model”, and the output in this context looks like this:</text:span></text:p>
      <text:p text:style-name="P6"/>
      <text:p text:style-name="P47">[TODO: rest of this section]</text:p>
      <text:p text:style-name="P6"/>
      <text:p text:style-name="P9">High treedepth can compensate for multiple responses</text:p>
      <text:p text:style-name="P7"/>
      <text:p text:style-name="P16">[TODO: this section]</text:p>
      <text:p text:style-name="P7"/>
      <text:p text:style-name="P9">High treedepth can compensate for missing explanatory columns</text:p>
      <text:p text:style-name="P7"/>
      <text:p text:style-name="P16">[TODO: this section]</text:p>
      <text:p text:style-name="P7"/>
      <text:p text:style-name="P8"><text:span text:style-name="T28">Summary, </text:span>Analysis, <text:span text:style-name="T28">and Wild </text:span>Speculation</text:p>
      <text:p text:style-name="P12"/>
      <text:p text:style-name="P46">[TODO: Starry-eyed ranting]</text:p>
      <text:p text:style-name="P12"/>
      <text:p text:style-name="P9"><text:span text:style-name="T20">Other</text:span> Panaceas</text:p>
      <text:p text:style-name="P14"/>
      <text:p text:style-name="P15">[TODO: use multiresp to handle a problem <text:span text:style-name="T37">where</text:span> trees <text:span text:style-name="T37">would have been a more obvious solution</text:span>]</text:p>
      <text:p text:style-name="P14"/>
      <text:p text:style-name="P10">Appendix: Failed Approaches</text:p>
      <text:p text:style-name="P10"/>
      <text:p text:style-name="P15">[TODO: talk <text:span text:style-name="T35">briefly</text:span> about how jag and outliers <text:span text:style-name="T35">didn’t make the c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0-10T23:54:03.660204110</dc:date>
    <meta:editing-duration>PT4H32M12S</meta:editing-duration>
    <meta:editing-cycles>16</meta:editing-cycles>
    <meta:generator>LibreOffice/5.2.7.2$Linux_X86_64 LibreOffice_project/20m0$Build-2</meta:generator>
    <meta:document-statistic meta:table-count="5" meta:image-count="0" meta:object-count="0" meta:page-count="6" meta:paragraph-count="151" meta:word-count="2312" meta:character-count="13684" meta:non-whitespace-character-count="11511"/>
  </office:meta>
</office:document-meta>
</file>